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7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7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6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2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color="#ffffff" fo:font-family="Calibri" style:font-family-generic="swiss" style:font-pitch="variable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family="Calibri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75cm" svg:height="1.5cm" svg:x="8cm" svg:y="5.25cm">
          <text:p text:style-name="P1"><text:span text:style-name="T1">pata_1_controller_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5cm" svg:y1="6.75cm" svg:x2="15.5cm" svg:y2="10.25cm">
          <text:p/>
        </draw:line>
        <draw:line draw:style-name="gr2" draw:text-style-name="P1" draw:layer="layout" svg:x1="13.5cm" svg:y1="6.75cm" svg:x2="13.5cm" svg:y2="11.5cm">
          <text:p/>
        </draw:line>
        <draw:line draw:style-name="gr3" draw:text-style-name="P1" draw:layer="layout" svg:x1="15.5cm" svg:y1="10.25cm" svg:x2="22.75cm" svg:y2="10.25cm">
          <text:p/>
        </draw:line>
        <draw:line draw:style-name="gr3" draw:text-style-name="P1" draw:layer="layout" svg:x1="16.75cm" svg:y1="6.25cm" svg:x2="22.75cm" svg:y2="6.25cm">
          <text:p/>
        </draw:line>
        <draw:line draw:style-name="gr3" draw:text-style-name="P1" draw:layer="layout" svg:x1="13.5cm" svg:y1="11.5cm" svg:x2="22.75cm" svg:y2="11.5cm">
          <text:p/>
        </draw:line>
        <draw:custom-shape draw:style-name="gr1" draw:text-style-name="P2" draw:layer="layout" svg:width="8.75cm" svg:height="1.5cm" svg:x="7.75cm" svg:y="15.5cm">
          <text:p text:style-name="P1"><text:span text:style-name="T1">pata_6_controller_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draw:layer="layout" svg:width="0.5cm" svg:height="0.5cm" svg:x="11.75cm" svg:y="10.5cm">
          <text:p/>
        </draw:rect>
        <draw:rect draw:style-name="gr4" draw:text-style-name="P1" draw:layer="layout" svg:width="0.5cm" svg:height="0.5cm" svg:x="11.75cm" svg:y="11.5cm">
          <text:p/>
        </draw:rect>
        <draw:rect draw:style-name="gr4" draw:text-style-name="P1" draw:layer="layout" svg:width="0.5cm" svg:height="0.5cm" svg:x="11.75cm" svg:y="12.5cm">
          <text:p/>
        </draw:rect>
        <draw:frame draw:style-name="gr5" draw:text-style-name="P3" draw:layer="layout" svg:width="5.235cm" svg:height="0.882cm" svg:x="17.172cm" svg:y="5.368cm">
          <draw:text-box>
            <text:p><text:span text:style-name="T2">/Switch_controllers</text:span></text:p>
          </draw:text-box>
        </draw:frame>
        <draw:frame draw:style-name="gr6" draw:text-style-name="P3" draw:layer="layout" svg:width="5.239cm" svg:height="0.882cm" svg:x="15.511cm" svg:y="9.25cm">
          <draw:text-box>
            <text:p><text:span text:style-name="T2">/position/command</text:span></text:p>
          </draw:text-box>
        </draw:frame>
        <draw:frame draw:style-name="gr5" draw:text-style-name="P3" draw:layer="layout" svg:width="5.235cm" svg:height="0.882cm" svg:x="17.173cm" svg:y="5.368cm">
          <draw:text-box>
            <text:p><text:span text:style-name="T2">/Switch_controllers</text:span></text:p>
          </draw:text-box>
        </draw:frame>
        <draw:frame draw:style-name="gr7" draw:text-style-name="P3" draw:layer="layout" svg:width="5.171cm" svg:height="0.882cm" svg:x="15.5cm" svg:y="10.618cm">
          <draw:text-box>
            <text:p><text:span text:style-name="T2">/velocity/command</text:span></text:p>
          </draw:text-box>
        </draw:frame>
        <draw:line draw:style-name="gr3" draw:text-style-name="P1" draw:layer="layout" svg:x1="4.5cm" svg:y1="9cm" svg:x2="8cm" svg:y2="6cm">
          <text:p/>
        </draw:line>
        <draw:line draw:style-name="gr3" draw:text-style-name="P1" draw:layer="layout" svg:x1="4cm" svg:y1="12.25cm" svg:x2="7.75cm" svg:y2="16.25cm">
          <text:p/>
        </draw:line>
        <draw:custom-shape draw:style-name="gr1" draw:text-style-name="P2" draw:layer="layout" svg:width="4cm" svg:height="4.25cm" svg:x="1.25cm" svg:y="8.25cm">
          <text:p text:style-name="P1"><text:span text:style-name="T1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4.701cm" svg:height="0.882cm" svg:x="5.579cm" svg:y="8cm">
          <draw:text-box>
            <text:p><text:span text:style-name="T2">/pata1/command</text:span></text:p>
          </draw:text-box>
        </draw:frame>
        <draw:custom-shape draw:style-name="gr1" draw:text-style-name="P4" draw:layer="layout" svg:width="5.25cm" svg:height="9.25cm" svg:x="22.75cm" svg:y="9cm">
          <text:p text:style-name="P4"><text:span text:style-name="T3">Control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5cm" svg:height="4.5cm" svg:x="22.75cm" svg:y="3.75cm">
          <text:p text:style-name="P4"><text:span text:style-name="T3">Controller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5-05T02:11:17.36</meta:creation-date>
    <dc:date>2017-06-28T01:00:24.93</dc:date>
    <dc:creator>Raul Cebolla</dc:creator>
    <meta:editing-duration>PT8M51S</meta:editing-duration>
    <meta:editing-cycles>2</meta:editing-cycles>
    <meta:generator>OpenOffice/4.1.3$Win32 OpenOffice.org_project/413m1$Build-9783</meta:generator>
    <meta:document-statistic meta:object-count="20"/>
  </office:meta>
</office:document-meta>
</file>